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style:font-name="Arial"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<text:span text:style-name="T28">ကုမ္ပဏီ/ဌာန/အဖွဲ့အစည်းအမည်</text:span>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<text:span text:style-name="T27">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55:03.015000000</dc:date>
    <meta:editing-duration>P1DT22H26M56S</meta:editing-duration>
    <meta:editing-cycles>1070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